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rsid="00148f5c" officeooo:paragraph-rsid="00148f5c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d49e6" officeooo:paragraph-rsid="001d49e6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242844" officeooo:paragraph-rsid="00242844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251e6a" officeooo:paragraph-rsid="00251e6a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2deea1" officeooo:paragraph-rsid="002deea1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42a3ab" officeooo:paragraph-rsid="0042a3ab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4526f6" officeooo:paragraph-rsid="004526f6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5bc81b" officeooo:paragraph-rsid="005bc81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61d8c5" officeooo:paragraph-rsid="0061d8c5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72b605" officeooo:paragraph-rsid="0072b605"/>
    </style:style>
    <style:style style:name="T1" style:family="text">
      <style:text-properties officeooo:rsid="00293865"/>
    </style:style>
    <style:style style:name="T2" style:family="text">
      <style:text-properties officeooo:rsid="003bd832"/>
    </style:style>
    <style:style style:name="T3" style:family="text">
      <style:text-properties officeooo:rsid="00434368"/>
    </style:style>
    <style:style style:name="T4" style:family="text">
      <style:text-properties fo:language="en" fo:country="US" officeooo:rsid="0055ebe8"/>
    </style:style>
    <style:style style:name="T5" style:family="text">
      <style:text-properties fo:language="en" fo:country="US" officeooo:rsid="0057cbb1"/>
    </style:style>
    <style:style style:name="T6" style:family="text">
      <style:text-properties fo:language="en" fo:country="US" officeooo:rsid="0059c3fa"/>
    </style:style>
    <style:style style:name="T7" style:family="text">
      <style:text-properties officeooo:rsid="006e2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работка материала путем повторения решения вопросов.</text:p>
      <text:p text:style-name="P1"/>
      <text:p text:style-name="P6">Разные типы заданий <text:span text:style-name="T3">на своих страницах.</text:span></text:p>
      <text:p text:style-name="P7">На странице объекта <text:span text:style-name="T4">terrain.object.</text:span><text:span text:style-name="T6">mission</text:span></text:p>
      <text:p text:style-name="P1"/>
      <text:p text:style-name="P2">Территория состоит из построенных объектов.</text:p>
      <text:p text:style-name="P3">Процесс создания объекта <text:span text:style-name="T1">происходит</text:span> выполнением заданий.</text:p>
      <text:p text:style-name="P3"/>
      <text:p text:style-name="P4">Тип заданий «Ответь на вопрос»</text:p>
      <text:p text:style-name="P4"/>
      <text:p text:style-name="P10">Объект производства содержит объекты исходных ресукрсов и задания по типам.</text:p>
      <text:p text:style-name="P4"/>
      <text:p text:style-name="P5">Страница </text:p>
      <text:p text:style-name="P5"/>
      <text:p text:style-name="P8">Типы заданий</text:p>
      <text:p text:style-name="P8"/>
      <text:p text:style-name="P9"><text:span text:style-name="T7">1. </text:span>Группа вопросов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21:35:13.896000000</meta:creation-date>
    <meta:generator>LibreOffice/7.5.1.2$Windows_X86_64 LibreOffice_project/fcbaee479e84c6cd81291587d2ee68cba099e129</meta:generator>
    <dc:date>2023-05-01T22:19:31.347000000</dc:date>
    <meta:editing-duration>PT40M3S</meta:editing-duration>
    <meta:editing-cycles>20</meta:editing-cycles>
    <meta:document-statistic meta:table-count="0" meta:image-count="0" meta:object-count="0" meta:page-count="1" meta:paragraph-count="10" meta:word-count="48" meta:character-count="378" meta:non-whitespace-character-count="339"/>
  </office:meta>
</office:document-meta>
</file>